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count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tim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li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control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gravity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ea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hit the ground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rg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hotdog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bu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sausag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izz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fri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cola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donu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con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ice cream ba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character</text:p>
          </table:table-cell>
          <table:table-cell table:style-name="ce2" office:value-type="string" calcext:value-type="string">
            <text:p>purple pick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regurgitation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eaten food lis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urple pickle left 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rger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bun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usag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pizz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fries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ola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onut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cone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ice cream bar left-ove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lips eat crumbs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crumb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scenery</text:p>
          </table:table-cell>
          <table:table-cell table:style-name="ce2" office:value-type="string" calcext:value-type="string">
            <text:p>pave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dust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food list generator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rge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hotdog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bun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ausage counter sub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pizza slic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fries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cola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donut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cone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ice cream bar counter icon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UI</text:p>
          </table:table-cell>
          <table:table-cell table:style-name="ce2" office:value-type="string" calcext:value-type="string">
            <text:p>subtitle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ubtitle splat drop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credits button settings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de</text:p>
          </table:table-cell>
          <table:table-cell table:style-name="ce2"/>
          <table:table-cell table:style-name="ce2"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8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hotdog splitt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pizza splitting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tart game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redits button a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table:style-name="ce3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upload highes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otal calorie count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Weekly Gobble front p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timer custom fo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00.00.00</text:date>, <text:time style:data-style-name="N2" text:time-value="09:29:47.052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3T14:37:17.327000000</dc:date>
    <meta:editing-duration>PT4H44S</meta:editing-duration>
    <meta:editing-cycles>6</meta:editing-cycles>
    <meta:document-statistic meta:table-count="1" meta:cell-count="305" meta:object-count="0"/>
  </office:meta>
</office:document-meta>
</file>